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6.9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14.0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209.99mm" svg:height="116.42mm" svg:x="13.77mm" svg:y="22.59mm">
            <draw:object draw:notify-on-update-of-ranges="out.C1:out.C1 out.D1:out.BU1 out.C2:out.C2 out.D2:out.BU2 out.C3:out.C3 out.D3:out.BU3 out.C4:out.C4 out.D4:out.BU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9.99mm" svg:height="116.42mm" svg:x="229.38mm" svg:y="22.58mm">
            <draw:object draw:notify-on-update-of-ranges="out.C1:out.C1 out.D1:out.BU1 out.C2:out.C2 out.D2:out.BU2 out.C3:out.C3 out.D3:out.BU3 out.C4:out.C4 out.D4:out.BU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number-columns-repeated="9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8" table:default-cell-style-name="Default"/>
        <table:table-column table:style-name="co5" table:number-columns-repeated="9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6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ame_type</text:p>
          </table:table-cell>
          <table:table-cell table:style-name="ce1" office:value-type="string" calcext:value-type="string">
            <text:p>1/22/20</text:p>
          </table:table-cell>
          <table:table-cell table:style-name="ce1" office:value-type="string" calcext:value-type="string">
            <text:p>1/23/20</text:p>
          </table:table-cell>
          <table:table-cell table:style-name="ce1" office:value-type="string" calcext:value-type="string">
            <text:p>1/24/20</text:p>
          </table:table-cell>
          <table:table-cell table:style-name="ce1" office:value-type="string" calcext:value-type="string">
            <text:p>1/25/20</text:p>
          </table:table-cell>
          <table:table-cell table:style-name="ce1" office:value-type="string" calcext:value-type="string">
            <text:p>1/26/20</text:p>
          </table:table-cell>
          <table:table-cell table:style-name="ce1" office:value-type="string" calcext:value-type="string">
            <text:p>1/27/20</text:p>
          </table:table-cell>
          <table:table-cell table:style-name="ce1" office:value-type="string" calcext:value-type="string">
            <text:p>1/28/20</text:p>
          </table:table-cell>
          <table:table-cell table:style-name="ce1" office:value-type="string" calcext:value-type="string">
            <text:p>1/29/20</text:p>
          </table:table-cell>
          <table:table-cell table:style-name="ce1" office:value-type="string" calcext:value-type="string">
            <text:p>1/30/20</text:p>
          </table:table-cell>
          <table:table-cell table:style-name="ce1" office:value-type="string" calcext:value-type="string">
            <text:p>1/31/20</text:p>
          </table:table-cell>
          <table:table-cell table:style-name="ce1" office:value-type="string" calcext:value-type="string">
            <text:p>2/1/20</text:p>
          </table:table-cell>
          <table:table-cell table:style-name="ce1" office:value-type="string" calcext:value-type="string">
            <text:p>2/2/20</text:p>
          </table:table-cell>
          <table:table-cell table:style-name="ce1" office:value-type="string" calcext:value-type="string">
            <text:p>2/3/20</text:p>
          </table:table-cell>
          <table:table-cell table:style-name="ce1" office:value-type="string" calcext:value-type="string">
            <text:p>2/4/20</text:p>
          </table:table-cell>
          <table:table-cell table:style-name="ce1" office:value-type="string" calcext:value-type="string">
            <text:p>2/5/20</text:p>
          </table:table-cell>
          <table:table-cell table:style-name="ce1" office:value-type="string" calcext:value-type="string">
            <text:p>2/6/20</text:p>
          </table:table-cell>
          <table:table-cell table:style-name="ce1" office:value-type="string" calcext:value-type="string">
            <text:p>2/7/20</text:p>
          </table:table-cell>
          <table:table-cell table:style-name="ce1" office:value-type="string" calcext:value-type="string">
            <text:p>2/8/20</text:p>
          </table:table-cell>
          <table:table-cell table:style-name="ce1" office:value-type="string" calcext:value-type="string">
            <text:p>2/9/20</text:p>
          </table:table-cell>
          <table:table-cell table:style-name="ce1" office:value-type="string" calcext:value-type="string">
            <text:p>2/10/20</text:p>
          </table:table-cell>
          <table:table-cell table:style-name="ce1" office:value-type="string" calcext:value-type="string">
            <text:p>2/11/20</text:p>
          </table:table-cell>
          <table:table-cell table:style-name="ce1" office:value-type="string" calcext:value-type="string">
            <text:p>2/12/20</text:p>
          </table:table-cell>
          <table:table-cell table:style-name="ce1" office:value-type="string" calcext:value-type="string">
            <text:p>2/13/20</text:p>
          </table:table-cell>
          <table:table-cell table:style-name="ce1" office:value-type="string" calcext:value-type="string">
            <text:p>2/14/20</text:p>
          </table:table-cell>
          <table:table-cell table:style-name="ce1" office:value-type="string" calcext:value-type="string">
            <text:p>2/15/20</text:p>
          </table:table-cell>
          <table:table-cell table:style-name="ce1" office:value-type="string" calcext:value-type="string">
            <text:p>2/16/20</text:p>
          </table:table-cell>
          <table:table-cell table:style-name="ce1" office:value-type="string" calcext:value-type="string">
            <text:p>2/17/20</text:p>
          </table:table-cell>
          <table:table-cell table:style-name="ce1" office:value-type="string" calcext:value-type="string">
            <text:p>2/18/20</text:p>
          </table:table-cell>
          <table:table-cell table:style-name="ce1" office:value-type="string" calcext:value-type="string">
            <text:p>2/19/20</text:p>
          </table:table-cell>
          <table:table-cell table:style-name="ce1" office:value-type="string" calcext:value-type="string">
            <text:p>2/20/20</text:p>
          </table:table-cell>
          <table:table-cell table:style-name="ce1" office:value-type="string" calcext:value-type="string">
            <text:p>2/21/20</text:p>
          </table:table-cell>
          <table:table-cell table:style-name="ce1" office:value-type="string" calcext:value-type="string">
            <text:p>2/22/20</text:p>
          </table:table-cell>
          <table:table-cell table:style-name="ce1" office:value-type="string" calcext:value-type="string">
            <text:p>2/23/20</text:p>
          </table:table-cell>
          <table:table-cell table:style-name="ce1" office:value-type="string" calcext:value-type="string">
            <text:p>2/24/20</text:p>
          </table:table-cell>
          <table:table-cell table:style-name="ce1" office:value-type="string" calcext:value-type="string">
            <text:p>2/25/20</text:p>
          </table:table-cell>
          <table:table-cell table:style-name="ce1" office:value-type="string" calcext:value-type="string">
            <text:p>2/26/20</text:p>
          </table:table-cell>
          <table:table-cell table:style-name="ce1" office:value-type="string" calcext:value-type="string">
            <text:p>2/27/20</text:p>
          </table:table-cell>
          <table:table-cell table:style-name="ce1" office:value-type="string" calcext:value-type="string">
            <text:p>2/28/20</text:p>
          </table:table-cell>
          <table:table-cell table:style-name="ce1" office:value-type="string" calcext:value-type="string">
            <text:p>2/29/20</text:p>
          </table:table-cell>
          <table:table-cell table:style-name="ce1" office:value-type="string" calcext:value-type="string">
            <text:p>3/1/20</text:p>
          </table:table-cell>
          <table:table-cell table:style-name="ce1" office:value-type="string" calcext:value-type="string">
            <text:p>3/2/20</text:p>
          </table:table-cell>
          <table:table-cell table:style-name="ce1" office:value-type="string" calcext:value-type="string">
            <text:p>3/3/20</text:p>
          </table:table-cell>
          <table:table-cell table:style-name="ce1" office:value-type="string" calcext:value-type="string">
            <text:p>3/4/20</text:p>
          </table:table-cell>
          <table:table-cell table:style-name="ce1" office:value-type="string" calcext:value-type="string">
            <text:p>3/5/20</text:p>
          </table:table-cell>
          <table:table-cell table:style-name="ce1" office:value-type="string" calcext:value-type="string">
            <text:p>3/6/20</text:p>
          </table:table-cell>
          <table:table-cell table:style-name="ce1" office:value-type="string" calcext:value-type="string">
            <text:p>3/7/20</text:p>
          </table:table-cell>
          <table:table-cell table:style-name="ce1" office:value-type="string" calcext:value-type="string">
            <text:p>3/8/20</text:p>
          </table:table-cell>
          <table:table-cell table:style-name="ce1" office:value-type="string" calcext:value-type="string">
            <text:p>3/9/20</text:p>
          </table:table-cell>
          <table:table-cell table:style-name="ce1" office:value-type="string" calcext:value-type="string">
            <text:p>3/10/20</text:p>
          </table:table-cell>
          <table:table-cell table:style-name="ce1" office:value-type="string" calcext:value-type="string">
            <text:p>3/11/20</text:p>
          </table:table-cell>
          <table:table-cell table:style-name="ce1" office:value-type="string" calcext:value-type="string">
            <text:p>3/12/20</text:p>
          </table:table-cell>
          <table:table-cell table:style-name="ce1" office:value-type="string" calcext:value-type="string">
            <text:p>3/13/20</text:p>
          </table:table-cell>
          <table:table-cell table:style-name="ce1" office:value-type="string" calcext:value-type="string">
            <text:p>3/14/20</text:p>
          </table:table-cell>
          <table:table-cell table:style-name="ce1" office:value-type="string" calcext:value-type="string">
            <text:p>3/15/20</text:p>
          </table:table-cell>
          <table:table-cell table:style-name="ce1" office:value-type="string" calcext:value-type="string">
            <text:p>3/16/20</text:p>
          </table:table-cell>
          <table:table-cell table:style-name="ce1" office:value-type="string" calcext:value-type="string">
            <text:p>3/17/20</text:p>
          </table:table-cell>
          <table:table-cell table:style-name="ce1" office:value-type="string" calcext:value-type="string">
            <text:p>3/18/20</text:p>
          </table:table-cell>
          <table:table-cell table:style-name="ce1" office:value-type="string" calcext:value-type="string">
            <text:p>3/19/20</text:p>
          </table:table-cell>
          <table:table-cell table:style-name="ce1" office:value-type="string" calcext:value-type="string">
            <text:p>3/20/20</text:p>
          </table:table-cell>
          <table:table-cell table:style-name="ce1" office:value-type="string" calcext:value-type="string">
            <text:p>3/21/20</text:p>
          </table:table-cell>
          <table:table-cell table:style-name="ce1" office:value-type="string" calcext:value-type="string">
            <text:p>3/22/20</text:p>
          </table:table-cell>
          <table:table-cell table:style-name="ce1" office:value-type="string" calcext:value-type="string">
            <text:p>3/23/20</text:p>
          </table:table-cell>
          <table:table-cell table:style-name="ce1" office:value-type="string" calcext:value-type="string">
            <text:p>3/24/20</text:p>
          </table:table-cell>
          <table:table-cell table:style-name="ce1" office:value-type="string" calcext:value-type="string">
            <text:p>3/25/20</text:p>
          </table:table-cell>
          <table:table-cell table:style-name="ce1" office:value-type="string" calcext:value-type="string">
            <text:p>3/26/20</text:p>
          </table:table-cell>
          <table:table-cell table:style-name="ce1" office:value-type="string" calcext:value-type="string">
            <text:p>3/27/20</text:p>
          </table:table-cell>
          <table:table-cell table:style-name="ce1" office:value-type="string" calcext:value-type="string">
            <text:p>3/28/20</text:p>
          </table:table-cell>
          <table:table-cell table:style-name="ce1" office:value-type="string" calcext:value-type="string">
            <text:p>3/29/20</text:p>
          </table:table-cell>
          <table:table-cell table:style-name="ce1" office:value-type="string" calcext:value-type="string">
            <text:p>3/30/20</text:p>
          </table:table-cell>
          <table:table-cell table:style-name="ce1" office:value-type="string" calcext:value-type="string">
            <text:p>3/31/20</text:p>
          </table:table-cell>
        </table:table-row>
        <table:table-row table:style-name="ro1">
          <table:table-cell office:value-type="float" office:value="37.0902" calcext:value-type="float">
            <text:p>37,0902</text:p>
          </table:table-cell>
          <table:table-cell office:value-type="float" office:value="-95.7129" calcext:value-type="float">
            <text:p>-95,7129</text:p>
          </table:table-cell>
          <table:table-cell office:value-type="string" calcext:value-type="string">
            <text:p>US_confirm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float" office:value="217" calcext:value-type="float">
            <text:p>217</text:p>
          </table:table-cell>
          <table:table-cell office:value-type="float" office:value="262" calcext:value-type="float">
            <text:p>262</text:p>
          </table:table-cell>
          <table:table-cell office:value-type="float" office:value="402" calcext:value-type="float">
            <text:p>402</text:p>
          </table:table-cell>
          <table:table-cell office:value-type="float" office:value="518" calcext:value-type="float">
            <text:p>518</text:p>
          </table:table-cell>
          <table:table-cell office:value-type="float" office:value="583" calcext:value-type="float">
            <text:p>583</text:p>
          </table:table-cell>
          <table:table-cell office:value-type="float" office:value="959" calcext:value-type="float">
            <text:p>959</text:p>
          </table:table-cell>
          <table:table-cell office:value-type="float" office:value="1281" calcext:value-type="float">
            <text:p>1281</text:p>
          </table:table-cell>
          <table:table-cell office:value-type="float" office:value="1663" calcext:value-type="float">
            <text:p>1663</text:p>
          </table:table-cell>
          <table:table-cell office:value-type="float" office:value="2179" calcext:value-type="float">
            <text:p>2179</text:p>
          </table:table-cell>
          <table:table-cell office:value-type="float" office:value="2727" calcext:value-type="float">
            <text:p>2727</text:p>
          </table:table-cell>
          <table:table-cell office:value-type="float" office:value="3499" calcext:value-type="float">
            <text:p>3499</text:p>
          </table:table-cell>
          <table:table-cell office:value-type="float" office:value="4632" calcext:value-type="float">
            <text:p>4632</text:p>
          </table:table-cell>
          <table:table-cell office:value-type="float" office:value="6421" calcext:value-type="float">
            <text:p>6421</text:p>
          </table:table-cell>
          <table:table-cell office:value-type="float" office:value="7783" calcext:value-type="float">
            <text:p>7783</text:p>
          </table:table-cell>
          <table:table-cell office:value-type="float" office:value="13677" calcext:value-type="float">
            <text:p>13677</text:p>
          </table:table-cell>
          <table:table-cell office:value-type="float" office:value="19100" calcext:value-type="float">
            <text:p>19100</text:p>
          </table:table-cell>
          <table:table-cell office:value-type="float" office:value="25489" calcext:value-type="float">
            <text:p>25489</text:p>
          </table:table-cell>
          <table:table-cell office:value-type="float" office:value="33276" calcext:value-type="float">
            <text:p>33276</text:p>
          </table:table-cell>
          <table:table-cell office:value-type="float" office:value="43847" calcext:value-type="float">
            <text:p>43847</text:p>
          </table:table-cell>
          <table:table-cell office:value-type="float" office:value="53740" calcext:value-type="float">
            <text:p>53740</text:p>
          </table:table-cell>
          <table:table-cell office:value-type="float" office:value="65778" calcext:value-type="float">
            <text:p>65778</text:p>
          </table:table-cell>
          <table:table-cell office:value-type="float" office:value="83836" calcext:value-type="float">
            <text:p>83836</text:p>
          </table:table-cell>
          <table:table-cell office:value-type="float" office:value="101657" calcext:value-type="float">
            <text:p>101657</text:p>
          </table:table-cell>
          <table:table-cell office:value-type="float" office:value="121478" calcext:value-type="float">
            <text:p>121478</text:p>
          </table:table-cell>
          <table:table-cell office:value-type="float" office:value="140886" calcext:value-type="float">
            <text:p>140886</text:p>
          </table:table-cell>
          <table:table-cell office:value-type="float" office:value="161807" calcext:value-type="float">
            <text:p>161807</text:p>
          </table:table-cell>
          <table:table-cell office:value-type="float" office:value="188172" calcext:value-type="float">
            <text:p>188172</text:p>
          </table:table-cell>
        </table:table-row>
        <table:table-row table:style-name="ro1">
          <table:table-cell office:value-type="float" office:value="37.0902" calcext:value-type="float">
            <text:p>37,0902</text:p>
          </table:table-cell>
          <table:table-cell office:value-type="float" office:value="-95.7129" calcext:value-type="float">
            <text:p>-95,7129</text:p>
          </table:table-cell>
          <table:table-cell office:value-type="string" calcext:value-type="string">
            <text:p>US_recovered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1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348" calcext:value-type="float">
            <text:p>348</text:p>
          </table:table-cell>
          <table:table-cell office:value-type="float" office:value="361" calcext:value-type="float">
            <text:p>361</text:p>
          </table:table-cell>
          <table:table-cell office:value-type="float" office:value="681" calcext:value-type="float">
            <text:p>681</text:p>
          </table:table-cell>
          <table:table-cell office:value-type="float" office:value="869" calcext:value-type="float">
            <text:p>869</text:p>
          </table:table-cell>
          <table:table-cell office:value-type="float" office:value="1072" calcext:value-type="float">
            <text:p>1072</text:p>
          </table:table-cell>
          <table:table-cell office:value-type="float" office:value="2665" calcext:value-type="float">
            <text:p>2665</text:p>
          </table:table-cell>
          <table:table-cell office:value-type="float" office:value="5644" calcext:value-type="float">
            <text:p>5644</text:p>
          </table:table-cell>
          <table:table-cell office:value-type="float" office:value="7024" calcext:value-type="float">
            <text:p>7024</text:p>
          </table:table-cell>
        </table:table-row>
        <table:table-row table:style-name="ro1">
          <table:table-cell office:value-type="float" office:value="37.0902" calcext:value-type="float">
            <text:p>37,0902</text:p>
          </table:table-cell>
          <table:table-cell office:value-type="float" office:value="-95.7129" calcext:value-type="float">
            <text:p>-95,7129</text:p>
          </table:table-cell>
          <table:table-cell office:value-type="string" calcext:value-type="string">
            <text:p>US_deadths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244" calcext:value-type="float">
            <text:p>244</text:p>
          </table:table-cell>
          <table:table-cell office:value-type="float" office:value="307" calcext:value-type="float">
            <text:p>307</text:p>
          </table:table-cell>
          <table:table-cell office:value-type="float" office:value="417" calcext:value-type="float">
            <text:p>417</text:p>
          </table:table-cell>
          <table:table-cell office:value-type="float" office:value="557" calcext:value-type="float">
            <text:p>557</text:p>
          </table:table-cell>
          <table:table-cell office:value-type="float" office:value="706" calcext:value-type="float">
            <text:p>706</text:p>
          </table:table-cell>
          <table:table-cell office:value-type="float" office:value="942" calcext:value-type="float">
            <text:p>942</text:p>
          </table:table-cell>
          <table:table-cell office:value-type="float" office:value="1209" calcext:value-type="float">
            <text:p>1209</text:p>
          </table:table-cell>
          <table:table-cell office:value-type="float" office:value="1581" calcext:value-type="float">
            <text:p>1581</text:p>
          </table:table-cell>
          <table:table-cell office:value-type="float" office:value="2026" calcext:value-type="float">
            <text:p>2026</text:p>
          </table:table-cell>
          <table:table-cell office:value-type="float" office:value="2467" calcext:value-type="float">
            <text:p>2467</text:p>
          </table:table-cell>
          <table:table-cell office:value-type="float" office:value="2978" calcext:value-type="float">
            <text:p>2978</text:p>
          </table:table-cell>
          <table:table-cell office:value-type="float" office:value="3873" calcext:value-type="float">
            <text:p>38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.00.0000</text:date>, <text:time style:data-style-name="N2" text:time-value="14:49:52.80084348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2T14:52:18.311226212</dc:date>
    <meta:editing-duration>PT18M15S</meta:editing-duration>
    <meta:editing-cycles>4</meta:editing-cycles>
    <meta:generator>LibreOffice/6.0.7.3$Linux_X86_64 LibreOffice_project/00m0$Build-3</meta:generator>
    <meta:document-statistic meta:table-count="1" meta:cell-count="2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cm" svg:height="11.643cm" xlink:href=".." xlink:type="simple" chart:class="chart:line" chart:style-name="ch1">
        <chart:legend chart:legend-position="end" svg:x="17.287cm" svg:y="5.022cm" style:legend-expansion="high" chart:style-name="ch2"/>
        <chart:plot-area chart:style-name="ch3" table:cell-range-address="out.C1:out.BU4" chart:data-source-has-labels="both" svg:x="0.42cm" svg:y="0.232cm" svg:width="16.447cm" svg:height="11.179cm">
          <chartooo:coordinate-region svg:x="1.714cm" svg:y="0.232cm" svg:width="14.804cm" svg:height="9.575cm"/>
          <chart:axis chart:dimension="x" chart:name="primary-x" chart:style-name="ch4" chartooo:axis-type="auto">
            <chartooo:date-scale/>
            <chart:categories table:cell-range-address="out.D1:out.BU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.D2:out.BU2" chart:label-cell-address="out.C2:out.C2" chart:class="chart:line">
            <chart:data-point chart:repeated="70"/>
          </chart:series>
          <chart:series chart:style-name="ch8" chart:values-cell-range-address="out.D3:out.BU3" chart:label-cell-address="out.C3:out.C3" chart:class="chart:line">
            <chart:data-point chart:repeated="70"/>
          </chart:series>
          <chart:series chart:style-name="ch9" chart:values-cell-range-address="out.D4:out.BU4" chart:label-cell-address="out.C4:out.C4" chart:class="chart:line"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22/20</text:p>
                <draw:g>
                  <svg:desc>out.D1:out.BU1</svg:desc>
                </draw:g>
              </table:table-cell>
              <table:table-cell office:value-type="string">
                <text:p>1/23/20</text:p>
              </table:table-cell>
              <table:table-cell office:value-type="string">
                <text:p>1/24/20</text:p>
              </table:table-cell>
              <table:table-cell office:value-type="string">
                <text:p>1/25/20</text:p>
              </table:table-cell>
              <table:table-cell office:value-type="string">
                <text:p>1/26/20</text:p>
              </table:table-cell>
              <table:table-cell office:value-type="string">
                <text:p>1/27/20</text:p>
              </table:table-cell>
              <table:table-cell office:value-type="string">
                <text:p>1/28/20</text:p>
              </table:table-cell>
              <table:table-cell office:value-type="string">
                <text:p>1/29/20</text:p>
              </table:table-cell>
              <table:table-cell office:value-type="string">
                <text:p>1/30/20</text:p>
              </table:table-cell>
              <table:table-cell office:value-type="string">
                <text:p>1/31/20</text:p>
              </table:table-cell>
              <table:table-cell office:value-type="string">
                <text:p>2/1/20</text:p>
              </table:table-cell>
              <table:table-cell office:value-type="string">
                <text:p>2/2/20</text:p>
              </table:table-cell>
              <table:table-cell office:value-type="string">
                <text:p>2/3/20</text:p>
              </table:table-cell>
              <table:table-cell office:value-type="string">
                <text:p>2/4/20</text:p>
              </table:table-cell>
              <table:table-cell office:value-type="string">
                <text:p>2/5/20</text:p>
              </table:table-cell>
              <table:table-cell office:value-type="string">
                <text:p>2/6/20</text:p>
              </table:table-cell>
              <table:table-cell office:value-type="string">
                <text:p>2/7/20</text:p>
              </table:table-cell>
              <table:table-cell office:value-type="string">
                <text:p>2/8/20</text:p>
              </table:table-cell>
              <table:table-cell office:value-type="string">
                <text:p>2/9/20</text:p>
              </table:table-cell>
              <table:table-cell office:value-type="string">
                <text:p>2/10/20</text:p>
              </table:table-cell>
              <table:table-cell office:value-type="string">
                <text:p>2/11/20</text:p>
              </table:table-cell>
              <table:table-cell office:value-type="string">
                <text:p>2/12/20</text:p>
              </table:table-cell>
              <table:table-cell office:value-type="string">
                <text:p>2/13/20</text:p>
              </table:table-cell>
              <table:table-cell office:value-type="string">
                <text:p>2/14/20</text:p>
              </table:table-cell>
              <table:table-cell office:value-type="string">
                <text:p>2/15/20</text:p>
              </table:table-cell>
              <table:table-cell office:value-type="string">
                <text:p>2/16/20</text:p>
              </table:table-cell>
              <table:table-cell office:value-type="string">
                <text:p>2/17/20</text:p>
              </table:table-cell>
              <table:table-cell office:value-type="string">
                <text:p>2/18/20</text:p>
              </table:table-cell>
              <table:table-cell office:value-type="string">
                <text:p>2/19/20</text:p>
              </table:table-cell>
              <table:table-cell office:value-type="string">
                <text:p>2/20/20</text:p>
              </table:table-cell>
              <table:table-cell office:value-type="string">
                <text:p>2/21/20</text:p>
              </table:table-cell>
              <table:table-cell office:value-type="string">
                <text:p>2/22/20</text:p>
              </table:table-cell>
              <table:table-cell office:value-type="string">
                <text:p>2/23/20</text:p>
              </table:table-cell>
              <table:table-cell office:value-type="string">
                <text:p>2/24/20</text:p>
              </table:table-cell>
              <table:table-cell office:value-type="string">
                <text:p>2/25/20</text:p>
              </table:table-cell>
              <table:table-cell office:value-type="string">
                <text:p>2/26/20</text:p>
              </table:table-cell>
              <table:table-cell office:value-type="string">
                <text:p>2/27/20</text:p>
              </table:table-cell>
              <table:table-cell office:value-type="string">
                <text:p>2/28/20</text:p>
              </table:table-cell>
              <table:table-cell office:value-type="string">
                <text:p>2/29/20</text:p>
              </table:table-cell>
              <table:table-cell office:value-type="string">
                <text:p>3/1/20</text:p>
              </table:table-cell>
              <table:table-cell office:value-type="string">
                <text:p>3/2/20</text:p>
              </table:table-cell>
              <table:table-cell office:value-type="string">
                <text:p>3/3/20</text:p>
              </table:table-cell>
              <table:table-cell office:value-type="string">
                <text:p>3/4/20</text:p>
              </table:table-cell>
              <table:table-cell office:value-type="string">
                <text:p>3/5/20</text:p>
              </table:table-cell>
              <table:table-cell office:value-type="string">
                <text:p>3/6/20</text:p>
              </table:table-cell>
              <table:table-cell office:value-type="string">
                <text:p>3/7/20</text:p>
              </table:table-cell>
              <table:table-cell office:value-type="string">
                <text:p>3/8/20</text:p>
              </table:table-cell>
              <table:table-cell office:value-type="string">
                <text:p>3/9/20</text:p>
              </table:table-cell>
              <table:table-cell office:value-type="string">
                <text:p>3/10/20</text:p>
              </table:table-cell>
              <table:table-cell office:value-type="string">
                <text:p>3/11/20</text:p>
              </table:table-cell>
              <table:table-cell office:value-type="string">
                <text:p>3/12/20</text:p>
              </table:table-cell>
              <table:table-cell office:value-type="string">
                <text:p>3/13/20</text:p>
              </table:table-cell>
              <table:table-cell office:value-type="string">
                <text:p>3/14/20</text:p>
              </table:table-cell>
              <table:table-cell office:value-type="string">
                <text:p>3/15/20</text:p>
              </table:table-cell>
              <table:table-cell office:value-type="string">
                <text:p>3/16/20</text:p>
              </table:table-cell>
              <table:table-cell office:value-type="string">
                <text:p>3/17/20</text:p>
              </table:table-cell>
              <table:table-cell office:value-type="string">
                <text:p>3/18/20</text:p>
              </table:table-cell>
              <table:table-cell office:value-type="string">
                <text:p>3/19/20</text:p>
              </table:table-cell>
              <table:table-cell office:value-type="string">
                <text:p>3/20/20</text:p>
              </table:table-cell>
              <table:table-cell office:value-type="string">
                <text:p>3/21/20</text:p>
              </table:table-cell>
              <table:table-cell office:value-type="string">
                <text:p>3/22/20</text:p>
              </table:table-cell>
              <table:table-cell office:value-type="string">
                <text:p>3/23/20</text:p>
              </table:table-cell>
              <table:table-cell office:value-type="string">
                <text:p>3/24/20</text:p>
              </table:table-cell>
              <table:table-cell office:value-type="string">
                <text:p>3/25/20</text:p>
              </table:table-cell>
              <table:table-cell office:value-type="string">
                <text:p>3/26/20</text:p>
              </table:table-cell>
              <table:table-cell office:value-type="string">
                <text:p>3/27/20</text:p>
              </table:table-cell>
              <table:table-cell office:value-type="string">
                <text:p>3/28/20</text:p>
              </table:table-cell>
              <table:table-cell office:value-type="string">
                <text:p>3/29/20</text:p>
              </table:table-cell>
              <table:table-cell office:value-type="string">
                <text:p>3/30/20</text:p>
              </table:table-cell>
              <table:table-cell office:value-type="string">
                <text:p>3/31/20</text:p>
              </table:table-cell>
            </table:table-row>
          </table:table-header-rows>
          <table:table-rows>
            <table:table-row>
              <table:table-cell office:value-type="string">
                <text:p>US_confirmed</text:p>
                <draw:g>
                  <svg:desc>out.C2:out.C2</svg:desc>
                </draw:g>
              </table:table-cell>
              <table:table-cell office:value-type="float" office:value="1">
                <text:p>1</text:p>
                <draw:g>
                  <svg:desc>out.D2:out.BU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98">
                <text:p>98</text:p>
              </table:table-cell>
              <table:table-cell office:value-type="float" office:value="118">
                <text:p>118</text:p>
              </table:table-cell>
              <table:table-cell office:value-type="float" office:value="149">
                <text:p>149</text:p>
              </table:table-cell>
              <table:table-cell office:value-type="float" office:value="217">
                <text:p>217</text:p>
              </table:table-cell>
              <table:table-cell office:value-type="float" office:value="262">
                <text:p>262</text:p>
              </table:table-cell>
              <table:table-cell office:value-type="float" office:value="402">
                <text:p>402</text:p>
              </table:table-cell>
              <table:table-cell office:value-type="float" office:value="518">
                <text:p>518</text:p>
              </table:table-cell>
              <table:table-cell office:value-type="float" office:value="583">
                <text:p>583</text:p>
              </table:table-cell>
              <table:table-cell office:value-type="float" office:value="959">
                <text:p>959</text:p>
              </table:table-cell>
              <table:table-cell office:value-type="float" office:value="1281">
                <text:p>1281</text:p>
              </table:table-cell>
              <table:table-cell office:value-type="float" office:value="1663">
                <text:p>1663</text:p>
              </table:table-cell>
              <table:table-cell office:value-type="float" office:value="2179">
                <text:p>2179</text:p>
              </table:table-cell>
              <table:table-cell office:value-type="float" office:value="2727">
                <text:p>2727</text:p>
              </table:table-cell>
              <table:table-cell office:value-type="float" office:value="3499">
                <text:p>3499</text:p>
              </table:table-cell>
              <table:table-cell office:value-type="float" office:value="4632">
                <text:p>4632</text:p>
              </table:table-cell>
              <table:table-cell office:value-type="float" office:value="6421">
                <text:p>6421</text:p>
              </table:table-cell>
              <table:table-cell office:value-type="float" office:value="7783">
                <text:p>7783</text:p>
              </table:table-cell>
              <table:table-cell office:value-type="float" office:value="13677">
                <text:p>13677</text:p>
              </table:table-cell>
              <table:table-cell office:value-type="float" office:value="19100">
                <text:p>19100</text:p>
              </table:table-cell>
              <table:table-cell office:value-type="float" office:value="25489">
                <text:p>25489</text:p>
              </table:table-cell>
              <table:table-cell office:value-type="float" office:value="33276">
                <text:p>33276</text:p>
              </table:table-cell>
              <table:table-cell office:value-type="float" office:value="43847">
                <text:p>43847</text:p>
              </table:table-cell>
              <table:table-cell office:value-type="float" office:value="53740">
                <text:p>53740</text:p>
              </table:table-cell>
              <table:table-cell office:value-type="float" office:value="65778">
                <text:p>65778</text:p>
              </table:table-cell>
              <table:table-cell office:value-type="float" office:value="83836">
                <text:p>83836</text:p>
              </table:table-cell>
              <table:table-cell office:value-type="float" office:value="101657">
                <text:p>101657</text:p>
              </table:table-cell>
              <table:table-cell office:value-type="float" office:value="121478">
                <text:p>121478</text:p>
              </table:table-cell>
              <table:table-cell office:value-type="float" office:value="140886">
                <text:p>140886</text:p>
              </table:table-cell>
              <table:table-cell office:value-type="float" office:value="161807">
                <text:p>161807</text:p>
              </table:table-cell>
              <table:table-cell office:value-type="float" office:value="188172">
                <text:p>188172</text:p>
              </table:table-cell>
            </table:table-row>
            <table:table-row>
              <table:table-cell office:value-type="string">
                <text:p>US_recovered</text:p>
                <draw:g>
                  <svg:desc>out.C3:out.C3</svg:desc>
                </draw:g>
              </table:table-cell>
              <table:table-cell office:value-type="float" office:value="0">
                <text:p>0</text:p>
                <draw:g>
                  <svg:desc>out.D3:out.BU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5">
                <text:p>105</text:p>
              </table:table-cell>
              <table:table-cell office:value-type="float" office:value="121">
                <text:p>121</text:p>
              </table:table-cell>
              <table:table-cell office:value-type="float" office:value="147">
                <text:p>147</text:p>
              </table:table-cell>
              <table:table-cell office:value-type="float" office:value="176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48">
                <text:p>348</text:p>
              </table:table-cell>
              <table:table-cell office:value-type="float" office:value="361">
                <text:p>361</text:p>
              </table:table-cell>
              <table:table-cell office:value-type="float" office:value="681">
                <text:p>681</text:p>
              </table:table-cell>
              <table:table-cell office:value-type="float" office:value="869">
                <text:p>869</text:p>
              </table:table-cell>
              <table:table-cell office:value-type="float" office:value="1072">
                <text:p>1072</text:p>
              </table:table-cell>
              <table:table-cell office:value-type="float" office:value="2665">
                <text:p>2665</text:p>
              </table:table-cell>
              <table:table-cell office:value-type="float" office:value="5644">
                <text:p>5644</text:p>
              </table:table-cell>
              <table:table-cell office:value-type="float" office:value="7024">
                <text:p>7024</text:p>
              </table:table-cell>
            </table:table-row>
            <table:table-row>
              <table:table-cell office:value-type="string">
                <text:p>US_deadths</text:p>
                <draw:g>
                  <svg:desc>out.C4:out.C4</svg:desc>
                </draw:g>
              </table:table-cell>
              <table:table-cell office:value-type="float" office:value="0">
                <text:p>0</text:p>
                <draw:g>
                  <svg:desc>out.D4:out.BU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85">
                <text:p>85</text:p>
              </table:table-cell>
              <table:table-cell office:value-type="float" office:value="108">
                <text:p>108</text:p>
              </table:table-cell>
              <table:table-cell office:value-type="float" office:value="118">
                <text:p>118</text:p>
              </table:table-cell>
              <table:table-cell office:value-type="float" office:value="200">
                <text:p>200</text:p>
              </table:table-cell>
              <table:table-cell office:value-type="float" office:value="244">
                <text:p>244</text:p>
              </table:table-cell>
              <table:table-cell office:value-type="float" office:value="307">
                <text:p>307</text:p>
              </table:table-cell>
              <table:table-cell office:value-type="float" office:value="417">
                <text:p>417</text:p>
              </table:table-cell>
              <table:table-cell office:value-type="float" office:value="557">
                <text:p>557</text:p>
              </table:table-cell>
              <table:table-cell office:value-type="float" office:value="706">
                <text:p>706</text:p>
              </table:table-cell>
              <table:table-cell office:value-type="float" office:value="942">
                <text:p>942</text:p>
              </table:table-cell>
              <table:table-cell office:value-type="float" office:value="1209">
                <text:p>1209</text:p>
              </table:table-cell>
              <table:table-cell office:value-type="float" office:value="1581">
                <text:p>1581</text:p>
              </table:table-cell>
              <table:table-cell office:value-type="float" office:value="2026">
                <text:p>2026</text:p>
              </table:table-cell>
              <table:table-cell office:value-type="float" office:value="2467">
                <text:p>2467</text:p>
              </table:table-cell>
              <table:table-cell office:value-type="float" office:value="2978">
                <text:p>2978</text:p>
              </table:table-cell>
              <table:table-cell office:value-type="float" office:value="3873">
                <text:p>38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cm" svg:height="11.643cm" xlink:href=".." xlink:type="simple" chart:class="chart:line" chart:style-name="ch1">
        <chart:legend chart:legend-position="end" svg:x="17.287cm" svg:y="5.022cm" style:legend-expansion="high" chart:style-name="ch2"/>
        <chart:plot-area chart:style-name="ch3" table:cell-range-address="out.C1:out.BU4" chart:data-source-has-labels="both" svg:x="0.42cm" svg:y="0.232cm" svg:width="16.447cm" svg:height="11.179cm">
          <chartooo:coordinate-region svg:x="1.297cm" svg:y="0.232cm" svg:width="14.595cm" svg:height="9.575cm"/>
          <chart:axis chart:dimension="x" chart:name="primary-x" chart:style-name="ch4" chartooo:axis-type="auto">
            <chartooo:date-scale/>
            <chart:categories table:cell-range-address="out.D1:out.BU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.D2:out.BU2" chart:label-cell-address="out.C2:out.C2" chart:class="chart:line">
            <chart:data-point chart:repeated="70"/>
          </chart:series>
          <chart:series chart:style-name="ch8" chart:values-cell-range-address="out.D3:out.BU3" chart:label-cell-address="out.C3:out.C3" chart:class="chart:line">
            <chart:data-point chart:repeated="70"/>
          </chart:series>
          <chart:series chart:style-name="ch9" chart:values-cell-range-address="out.D4:out.BU4" chart:label-cell-address="out.C4:out.C4" chart:class="chart:line"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22/20</text:p>
                <draw:g>
                  <svg:desc>out.D1:out.BU1</svg:desc>
                </draw:g>
              </table:table-cell>
              <table:table-cell office:value-type="string">
                <text:p>1/23/20</text:p>
              </table:table-cell>
              <table:table-cell office:value-type="string">
                <text:p>1/24/20</text:p>
              </table:table-cell>
              <table:table-cell office:value-type="string">
                <text:p>1/25/20</text:p>
              </table:table-cell>
              <table:table-cell office:value-type="string">
                <text:p>1/26/20</text:p>
              </table:table-cell>
              <table:table-cell office:value-type="string">
                <text:p>1/27/20</text:p>
              </table:table-cell>
              <table:table-cell office:value-type="string">
                <text:p>1/28/20</text:p>
              </table:table-cell>
              <table:table-cell office:value-type="string">
                <text:p>1/29/20</text:p>
              </table:table-cell>
              <table:table-cell office:value-type="string">
                <text:p>1/30/20</text:p>
              </table:table-cell>
              <table:table-cell office:value-type="string">
                <text:p>1/31/20</text:p>
              </table:table-cell>
              <table:table-cell office:value-type="string">
                <text:p>2/1/20</text:p>
              </table:table-cell>
              <table:table-cell office:value-type="string">
                <text:p>2/2/20</text:p>
              </table:table-cell>
              <table:table-cell office:value-type="string">
                <text:p>2/3/20</text:p>
              </table:table-cell>
              <table:table-cell office:value-type="string">
                <text:p>2/4/20</text:p>
              </table:table-cell>
              <table:table-cell office:value-type="string">
                <text:p>2/5/20</text:p>
              </table:table-cell>
              <table:table-cell office:value-type="string">
                <text:p>2/6/20</text:p>
              </table:table-cell>
              <table:table-cell office:value-type="string">
                <text:p>2/7/20</text:p>
              </table:table-cell>
              <table:table-cell office:value-type="string">
                <text:p>2/8/20</text:p>
              </table:table-cell>
              <table:table-cell office:value-type="string">
                <text:p>2/9/20</text:p>
              </table:table-cell>
              <table:table-cell office:value-type="string">
                <text:p>2/10/20</text:p>
              </table:table-cell>
              <table:table-cell office:value-type="string">
                <text:p>2/11/20</text:p>
              </table:table-cell>
              <table:table-cell office:value-type="string">
                <text:p>2/12/20</text:p>
              </table:table-cell>
              <table:table-cell office:value-type="string">
                <text:p>2/13/20</text:p>
              </table:table-cell>
              <table:table-cell office:value-type="string">
                <text:p>2/14/20</text:p>
              </table:table-cell>
              <table:table-cell office:value-type="string">
                <text:p>2/15/20</text:p>
              </table:table-cell>
              <table:table-cell office:value-type="string">
                <text:p>2/16/20</text:p>
              </table:table-cell>
              <table:table-cell office:value-type="string">
                <text:p>2/17/20</text:p>
              </table:table-cell>
              <table:table-cell office:value-type="string">
                <text:p>2/18/20</text:p>
              </table:table-cell>
              <table:table-cell office:value-type="string">
                <text:p>2/19/20</text:p>
              </table:table-cell>
              <table:table-cell office:value-type="string">
                <text:p>2/20/20</text:p>
              </table:table-cell>
              <table:table-cell office:value-type="string">
                <text:p>2/21/20</text:p>
              </table:table-cell>
              <table:table-cell office:value-type="string">
                <text:p>2/22/20</text:p>
              </table:table-cell>
              <table:table-cell office:value-type="string">
                <text:p>2/23/20</text:p>
              </table:table-cell>
              <table:table-cell office:value-type="string">
                <text:p>2/24/20</text:p>
              </table:table-cell>
              <table:table-cell office:value-type="string">
                <text:p>2/25/20</text:p>
              </table:table-cell>
              <table:table-cell office:value-type="string">
                <text:p>2/26/20</text:p>
              </table:table-cell>
              <table:table-cell office:value-type="string">
                <text:p>2/27/20</text:p>
              </table:table-cell>
              <table:table-cell office:value-type="string">
                <text:p>2/28/20</text:p>
              </table:table-cell>
              <table:table-cell office:value-type="string">
                <text:p>2/29/20</text:p>
              </table:table-cell>
              <table:table-cell office:value-type="string">
                <text:p>3/1/20</text:p>
              </table:table-cell>
              <table:table-cell office:value-type="string">
                <text:p>3/2/20</text:p>
              </table:table-cell>
              <table:table-cell office:value-type="string">
                <text:p>3/3/20</text:p>
              </table:table-cell>
              <table:table-cell office:value-type="string">
                <text:p>3/4/20</text:p>
              </table:table-cell>
              <table:table-cell office:value-type="string">
                <text:p>3/5/20</text:p>
              </table:table-cell>
              <table:table-cell office:value-type="string">
                <text:p>3/6/20</text:p>
              </table:table-cell>
              <table:table-cell office:value-type="string">
                <text:p>3/7/20</text:p>
              </table:table-cell>
              <table:table-cell office:value-type="string">
                <text:p>3/8/20</text:p>
              </table:table-cell>
              <table:table-cell office:value-type="string">
                <text:p>3/9/20</text:p>
              </table:table-cell>
              <table:table-cell office:value-type="string">
                <text:p>3/10/20</text:p>
              </table:table-cell>
              <table:table-cell office:value-type="string">
                <text:p>3/11/20</text:p>
              </table:table-cell>
              <table:table-cell office:value-type="string">
                <text:p>3/12/20</text:p>
              </table:table-cell>
              <table:table-cell office:value-type="string">
                <text:p>3/13/20</text:p>
              </table:table-cell>
              <table:table-cell office:value-type="string">
                <text:p>3/14/20</text:p>
              </table:table-cell>
              <table:table-cell office:value-type="string">
                <text:p>3/15/20</text:p>
              </table:table-cell>
              <table:table-cell office:value-type="string">
                <text:p>3/16/20</text:p>
              </table:table-cell>
              <table:table-cell office:value-type="string">
                <text:p>3/17/20</text:p>
              </table:table-cell>
              <table:table-cell office:value-type="string">
                <text:p>3/18/20</text:p>
              </table:table-cell>
              <table:table-cell office:value-type="string">
                <text:p>3/19/20</text:p>
              </table:table-cell>
              <table:table-cell office:value-type="string">
                <text:p>3/20/20</text:p>
              </table:table-cell>
              <table:table-cell office:value-type="string">
                <text:p>3/21/20</text:p>
              </table:table-cell>
              <table:table-cell office:value-type="string">
                <text:p>3/22/20</text:p>
              </table:table-cell>
              <table:table-cell office:value-type="string">
                <text:p>3/23/20</text:p>
              </table:table-cell>
              <table:table-cell office:value-type="string">
                <text:p>3/24/20</text:p>
              </table:table-cell>
              <table:table-cell office:value-type="string">
                <text:p>3/25/20</text:p>
              </table:table-cell>
              <table:table-cell office:value-type="string">
                <text:p>3/26/20</text:p>
              </table:table-cell>
              <table:table-cell office:value-type="string">
                <text:p>3/27/20</text:p>
              </table:table-cell>
              <table:table-cell office:value-type="string">
                <text:p>3/28/20</text:p>
              </table:table-cell>
              <table:table-cell office:value-type="string">
                <text:p>3/29/20</text:p>
              </table:table-cell>
              <table:table-cell office:value-type="string">
                <text:p>3/30/20</text:p>
              </table:table-cell>
              <table:table-cell office:value-type="string">
                <text:p>3/31/20</text:p>
              </table:table-cell>
            </table:table-row>
          </table:table-header-rows>
          <table:table-rows>
            <table:table-row>
              <table:table-cell office:value-type="string">
                <text:p>US_confirmed</text:p>
                <draw:g>
                  <svg:desc>out.C2:out.C2</svg:desc>
                </draw:g>
              </table:table-cell>
              <table:table-cell office:value-type="float" office:value="1">
                <text:p>1</text:p>
                <draw:g>
                  <svg:desc>out.D2:out.BU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98">
                <text:p>98</text:p>
              </table:table-cell>
              <table:table-cell office:value-type="float" office:value="118">
                <text:p>118</text:p>
              </table:table-cell>
              <table:table-cell office:value-type="float" office:value="149">
                <text:p>149</text:p>
              </table:table-cell>
              <table:table-cell office:value-type="float" office:value="217">
                <text:p>217</text:p>
              </table:table-cell>
              <table:table-cell office:value-type="float" office:value="262">
                <text:p>262</text:p>
              </table:table-cell>
              <table:table-cell office:value-type="float" office:value="402">
                <text:p>402</text:p>
              </table:table-cell>
              <table:table-cell office:value-type="float" office:value="518">
                <text:p>518</text:p>
              </table:table-cell>
              <table:table-cell office:value-type="float" office:value="583">
                <text:p>583</text:p>
              </table:table-cell>
              <table:table-cell office:value-type="float" office:value="959">
                <text:p>959</text:p>
              </table:table-cell>
              <table:table-cell office:value-type="float" office:value="1281">
                <text:p>1281</text:p>
              </table:table-cell>
              <table:table-cell office:value-type="float" office:value="1663">
                <text:p>1663</text:p>
              </table:table-cell>
              <table:table-cell office:value-type="float" office:value="2179">
                <text:p>2179</text:p>
              </table:table-cell>
              <table:table-cell office:value-type="float" office:value="2727">
                <text:p>2727</text:p>
              </table:table-cell>
              <table:table-cell office:value-type="float" office:value="3499">
                <text:p>3499</text:p>
              </table:table-cell>
              <table:table-cell office:value-type="float" office:value="4632">
                <text:p>4632</text:p>
              </table:table-cell>
              <table:table-cell office:value-type="float" office:value="6421">
                <text:p>6421</text:p>
              </table:table-cell>
              <table:table-cell office:value-type="float" office:value="7783">
                <text:p>7783</text:p>
              </table:table-cell>
              <table:table-cell office:value-type="float" office:value="13677">
                <text:p>13677</text:p>
              </table:table-cell>
              <table:table-cell office:value-type="float" office:value="19100">
                <text:p>19100</text:p>
              </table:table-cell>
              <table:table-cell office:value-type="float" office:value="25489">
                <text:p>25489</text:p>
              </table:table-cell>
              <table:table-cell office:value-type="float" office:value="33276">
                <text:p>33276</text:p>
              </table:table-cell>
              <table:table-cell office:value-type="float" office:value="43847">
                <text:p>43847</text:p>
              </table:table-cell>
              <table:table-cell office:value-type="float" office:value="53740">
                <text:p>53740</text:p>
              </table:table-cell>
              <table:table-cell office:value-type="float" office:value="65778">
                <text:p>65778</text:p>
              </table:table-cell>
              <table:table-cell office:value-type="float" office:value="83836">
                <text:p>83836</text:p>
              </table:table-cell>
              <table:table-cell office:value-type="float" office:value="101657">
                <text:p>101657</text:p>
              </table:table-cell>
              <table:table-cell office:value-type="float" office:value="121478">
                <text:p>121478</text:p>
              </table:table-cell>
              <table:table-cell office:value-type="float" office:value="140886">
                <text:p>140886</text:p>
              </table:table-cell>
              <table:table-cell office:value-type="float" office:value="161807">
                <text:p>161807</text:p>
              </table:table-cell>
              <table:table-cell office:value-type="float" office:value="188172">
                <text:p>188172</text:p>
              </table:table-cell>
            </table:table-row>
            <table:table-row>
              <table:table-cell office:value-type="string">
                <text:p>US_recovered</text:p>
                <draw:g>
                  <svg:desc>out.C3:out.C3</svg:desc>
                </draw:g>
              </table:table-cell>
              <table:table-cell office:value-type="float" office:value="0">
                <text:p>0</text:p>
                <draw:g>
                  <svg:desc>out.D3:out.BU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5">
                <text:p>105</text:p>
              </table:table-cell>
              <table:table-cell office:value-type="float" office:value="121">
                <text:p>121</text:p>
              </table:table-cell>
              <table:table-cell office:value-type="float" office:value="147">
                <text:p>147</text:p>
              </table:table-cell>
              <table:table-cell office:value-type="float" office:value="176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48">
                <text:p>348</text:p>
              </table:table-cell>
              <table:table-cell office:value-type="float" office:value="361">
                <text:p>361</text:p>
              </table:table-cell>
              <table:table-cell office:value-type="float" office:value="681">
                <text:p>681</text:p>
              </table:table-cell>
              <table:table-cell office:value-type="float" office:value="869">
                <text:p>869</text:p>
              </table:table-cell>
              <table:table-cell office:value-type="float" office:value="1072">
                <text:p>1072</text:p>
              </table:table-cell>
              <table:table-cell office:value-type="float" office:value="2665">
                <text:p>2665</text:p>
              </table:table-cell>
              <table:table-cell office:value-type="float" office:value="5644">
                <text:p>5644</text:p>
              </table:table-cell>
              <table:table-cell office:value-type="float" office:value="7024">
                <text:p>7024</text:p>
              </table:table-cell>
            </table:table-row>
            <table:table-row>
              <table:table-cell office:value-type="string">
                <text:p>US_deadths</text:p>
                <draw:g>
                  <svg:desc>out.C4:out.C4</svg:desc>
                </draw:g>
              </table:table-cell>
              <table:table-cell office:value-type="float" office:value="0">
                <text:p>0</text:p>
                <draw:g>
                  <svg:desc>out.D4:out.BU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85">
                <text:p>85</text:p>
              </table:table-cell>
              <table:table-cell office:value-type="float" office:value="108">
                <text:p>108</text:p>
              </table:table-cell>
              <table:table-cell office:value-type="float" office:value="118">
                <text:p>118</text:p>
              </table:table-cell>
              <table:table-cell office:value-type="float" office:value="200">
                <text:p>200</text:p>
              </table:table-cell>
              <table:table-cell office:value-type="float" office:value="244">
                <text:p>244</text:p>
              </table:table-cell>
              <table:table-cell office:value-type="float" office:value="307">
                <text:p>307</text:p>
              </table:table-cell>
              <table:table-cell office:value-type="float" office:value="417">
                <text:p>417</text:p>
              </table:table-cell>
              <table:table-cell office:value-type="float" office:value="557">
                <text:p>557</text:p>
              </table:table-cell>
              <table:table-cell office:value-type="float" office:value="706">
                <text:p>706</text:p>
              </table:table-cell>
              <table:table-cell office:value-type="float" office:value="942">
                <text:p>942</text:p>
              </table:table-cell>
              <table:table-cell office:value-type="float" office:value="1209">
                <text:p>1209</text:p>
              </table:table-cell>
              <table:table-cell office:value-type="float" office:value="1581">
                <text:p>1581</text:p>
              </table:table-cell>
              <table:table-cell office:value-type="float" office:value="2026">
                <text:p>2026</text:p>
              </table:table-cell>
              <table:table-cell office:value-type="float" office:value="2467">
                <text:p>2467</text:p>
              </table:table-cell>
              <table:table-cell office:value-type="float" office:value="2978">
                <text:p>2978</text:p>
              </table:table-cell>
              <table:table-cell office:value-type="float" office:value="3873">
                <text:p>38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